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edfef" officeooo:paragraph-rsid="001edfef" style:font-size-asian="10pt" style:font-size-complex="10pt"/>
    </style:style>
    <style:style style:name="P2" style:family="paragraph" style:parent-style-name="Standard">
      <style:text-properties fo:font-size="13pt" fo:font-weight="bold" officeooo:rsid="001edfef" officeooo:paragraph-rsid="002098b4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officeooo:rsid="001edfef" officeooo:paragraph-rsid="001edfef" style:font-size-asian="12pt" style:font-size-complex="12pt"/>
    </style:style>
    <style:style style:name="T1" style:family="text">
      <style:text-properties officeooo:rsid="001ef74c"/>
    </style:style>
    <style:style style:name="T2" style:family="text">
      <style:text-properties officeooo:rsid="002098b4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FICH – UNL <text:s/>- <text:s/></text:span>Examen Introducción al <text:span text:style-name="T2">D</text:span>esarrollo de <text:span text:style-name="T2">S</text:span>oftware <text:s/>- <text:span text:style-name="T1">30/</text:span>07/2016</text:p>
      <text:p text:style-name="P1"/>
      <text:p text:style-name="P3"><text:span text:style-name="T3">Ejercicio 1 (15 Pts)</text:span>. Realice un programa donde el usuario debe adivinar un número generado al azar. El programa debe permitir el ingreso del valor e informarle si el valor que debe ingresar es mayor o menor, la finalización es cuando se adivina el número. Ayuda: indague sobre el módulo random para generar números aleatorios. </text:p>
      <text:p text:style-name="P3"/>
      <text:p text:style-name="P3"><text:span text:style-name="T3">Ejercicio 2 (20 Pts)</text:span>. Se leen por teclado un conjuntos de nombres de alumnos cuya carga finalizan cuando se ingresa "xyz". Se solicita que ingrese todos los valores en una lista y que posteriormente permita al usuario ingresar el nombre que desea eliminar. Finalmente muestre la lista modificada. </text:p>
      <text:p text:style-name="P3"/>
      <text:p text:style-name="P3"><text:span text:style-name="T3">Ejercicio 3 (30 Pts)</text:span>. Programe una función que reciba tres argumentos: un valor numérico correspondiente a una distancia, una cadena de caracter correspondiente a la unidad de la medida, y otra que significa la unidad a la que se debe convertir. Las unidades de conversión pueden ser "yarda" o "metro", la relación de conversión es 1 metro = 1 yarda / 1.0936, y por lo tanto tenemos que 1 yarda = 1 metro * 1.0936. Invoque la función desde el programa principal convirtiendo de una unidad a otra.</text:p>
      <text:p text:style-name="P3"/>
      <text:p text:style-name="P3"><text:span text:style-name="T3">Ejercicio 4 (35 Pts)</text:span>. En el archivo de texto datos_ej1.txt se tiene información sobre los jugadores de la selección de fútbol para un determinado partido. Por cada línea del archivo se encuentran separado por comas los siguientes datos:</text:p>
      <text:p text:style-name="P3">Nombre y apellido, minutos en cancha, cantidad de metros corridos, cantidad de goles y un campo mas de control.</text:p>
      <text:p text:style-name="P3"/>
      <text:p text:style-name="P3">Se le solicita que:</text:p>
      <text:p text:style-name="P3">- Informe en pantalla la cantidad de jugadores que realizaron goles</text:p>
      <text:p text:style-name="P3">- Programe una función que retorne el jugador con mayor rendimiento, calculado por (cant_goles+1)*mts_corridos/minutos_jugados y haga uso desde el programa principal para mostrar en pantalla el nomb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165in" fo:margin-bottom="0.7862in" fo:margin-left="0.7783in" fo:margin-right="0.73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ano López</meta:initial-creator>
    <meta:creation-date>2016-07-01T18:46:22.626344785</meta:creation-date>
    <dc:date>2016-07-29T14:50:29.002723569</dc:date>
    <dc:creator>Diana </dc:creator>
    <meta:editing-duration>PT4M23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9" meta:word-count="301" meta:character-count="1829" meta:non-whitespace-character-count="1531"/>
  </office:meta>
</office:document-meta>
</file>